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</style:style>
    <style:style style:name="T1" style:family="text">
      <style:text-properties fo:font-variant="normal" fo:text-transform="none" fo:letter-spacing="normal" fo:font-style="normal" fo:font-weight="normal" loext:padding="0in" loext:border="none"/>
    </style:style>
    <style:style style:name="T2" style:family="text">
      <style:text-properties fo:font-variant="normal" fo:text-transform="none" fo:letter-spacing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<text:span text:style-name="T2"> </text:span><text:span text:style-name="T1">A description of your data set.</text:span><text:line-break/><text:span text:style-name="T2">• </text:span><text:span text:style-name="T1">Explain what your data is about.</text:span><text:span text:style-name="T2"> </text:span><text:span text:style-name="T1">I.e.</text:span><text:span text:style-name="T2"> </text:span><text:span text:style-name="T1">what is the overall problem of</text:span><text:line-break/><text:span text:style-name="T1">interest?</text:span><text:line-break/><text:span text:style-name="T2">• </text:span><text:span text:style-name="T1">Provide a reference to where you obtained the data.</text:span><text:line-break/><text:span text:style-name="T2">• </text:span><text:span text:style-name="T1">Summarize previous analysis of the data.</text:span><text:span text:style-name="T2"> </text:span><text:span text:style-name="T1">(i.e.</text:span><text:span text:style-name="T2"> </text:span><text:span text:style-name="T1">go through one or two</text:span><text:line-break/><text:span text:style-name="T1">of the original source papers and read what they did to the data and</text:span><text:line-break/><text:span text:style-name="T1">summarize their results).</text:span><text:line-break/><text:span text:style-name="T2">• </text:span><text:span text:style-name="T1">You will be asked to apply (1) classification and (2) regression on your</text:span><text:line-break/><text:span text:style-name="T1">data in the next report. For now, we want you to consider how this should</text:span><text:line-break/><text:span text:style-name="T1">be done. Therefore:</text:span><text:line-break/><text:span text:style-name="T1">Explain, in the context of your problem of interest, what you hope to</text:span><text:line-break/><text:span text:style-name="T1">accomplish/learn from the data using these techniques?.</text:span><text:line-break/><text:span text:style-name="T1">Explain which attribute you wish to predict in the regression based on</text:span><text:line-break/><text:span text:style-name="T1">which other attributes? Which class label will you predict based on which</text:span><text:line-break/><text:span text:style-name="T1">other attributes in the classification task?</text:span><text:line-break/><text:span text:style-name="T1">If you need to transform the data in order to carry out these tasks, explain</text:span><text:line-break/><text:span text:style-name="T1">roughly how you plan to do this.</text:span></text:p>
      <text:p text:style-name="P1"><text:span text:style-name="T1"/></text:p>
      <text:p text:style-name="P1"><text:span text:style-name="T1">2. A detailed explanation of the attributes of the data.</text:span></text:p>
      <text:p text:style-name="P1"><text:span text:style-name="T2">• </text:span><text:span text:style-name="T1">Describe if the attributes are discrete/continuous, Nominal/Ordinal/In-</text:span><text:line-break/><text:span text:style-name="T1">terval/Ratio,</text:span><text:line-break/><text:span text:style-name="T2">• </text:span><text:span text:style-name="T1">Give an account of whether there are data issues (i.e. missing values or</text:span><text:line-break/><text:span text:style-name="T1">corrupted data) and describe them if so.</text:span><text:line-break/><text:span text:style-name="T2">• </text:span><text:span text:style-name="T1">Include basic summary statistics of the attributes.</text:span></text:p>
      <text:p text:style-name="P1"><text:span text:style-name="T1"/></text:p>
      <text:p text:style-name="P1"><text:span text:style-name="T1">3. Data visualization(s) based on suitable visualization techniques in-<text:line-break/>cluding a principal component analysis (PCA).<text:line-break/>Touch upon the following subjects, use visualizations when it appears sensible.<text:line-break/>Keep in mind the ACCENT principles and Tufte’s guidelines when you visual-<text:line-break/>ize the data.<text:line-break/>• Are there issues with outliers in the data,<text:line-break/>• do the attributes appear to be normal distributed,<text:line-break/>• are variables correlated,<text:line-break/>• does the primary machine learning modeling aim appear to be feasible<text:line-break/>based on your visualizations.<text:line-break/>There are three aspects that needs to be described when you carry out the<text:line-break/>PCA analysis for the report:<text:line-break/>• The amount of variation explained as a function of the number of PCA<text:line-break/>components included,<text:line-break/>• the principal directions of the considered PCA components (either find a<text:line-break/>way to plot them or interpret them in terms of the features),<text:line-break/>• the data projected onto the considered principal components.<text:line-break/>If your attributes have different scales you should include the step where the<text:line-break/>data is standardizes by the standard deviation prior to the PCA analysis.</text:span></text:p>
      <text:p text:style-name="Standard"/>
      <text:p text:style-name="Standard">4. A discussion explaining what you have learned about the data.</text:p>
      <text:p text:style-name="Standard">Summarize here the most important things you have learned about the data</text:p>
      <text:p text:style-name="Standard">and give also your thoughts on whether your primary machine learning aim</text:p>
      <text:p text:style-name="Standard">appears to be feasible based on your visualiza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9:04:56.415093366</meta:creation-date>
    <dc:date>2022-09-28T23:34:48.972171190</dc:date>
    <meta:editing-duration>PT4H19M42S</meta:editing-duration>
    <meta:editing-cycles>1</meta:editing-cycles>
    <meta:document-statistic meta:table-count="0" meta:image-count="0" meta:object-count="0" meta:page-count="1" meta:paragraph-count="8" meta:word-count="429" meta:character-count="2564" meta:non-whitespace-character-count="2143"/>
    <meta:generator>LibreOffice/7.3.6.2$Linux_X86_64 LibreOffice_project/30$Build-2</meta:generator>
  </office:meta>
</office:document-meta>
</file>